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7251" officeooo:paragraph-rsid="00117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2:50:23.016000000</meta:creation-date>
    <dc:date>2017-09-11T09:35:32.170000000</dc:date>
    <meta:editing-duration>P2DT20H24M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1.2$Windows_x86 LibreOffice_project/ea7cb86e6eeb2bf3a5af73a8f7777ac570321527</meta:generator>
  </office:meta>
</office:document-meta>
</file>